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1.64cm"/>
    </style:style>
    <style:style style:name="Таблица1.A1" style:family="table-cell">
      <style:table-cell-properties style:vertical-align="" fo:padding="0cm" fo:border="none"/>
    </style:style>
    <style:style style:name="Таблица1.B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0pt" fo:language="ru" fo:country="RU" style:font-size-asian="10pt" style:font-size-complex="10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7" style:family="paragraph" style:parent-style-name="Text_20_body">
      <style:paragraph-properties fo:line-height="100%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text-properties fo:font-size="10pt" style:font-size-asian="10pt" style:font-size-complex="10pt"/>
    </style:style>
    <style:style style:name="P9" style:family="paragraph" style:parent-style-name="Text_20_body">
      <style:paragraph-properties fo:margin-top="0cm" fo:margin-bottom="0cm">
        <style:tab-stops/>
      </style:paragraph-properties>
      <style:text-properties fo:font-size="10pt" style:font-size-asian="10pt" style:font-size-complex="10pt"/>
    </style:style>
    <style:style style:name="P10" style:family="paragraph" style:parent-style-name="Без_20_интервала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1" style:family="paragraph" style:parent-style-name="Без_20_интервала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2" style:family="paragraph" style:parent-style-name="Без_20_интервала">
      <style:text-properties fo:font-size="10pt" style:font-size-asian="10pt" style:font-size-complex="10pt"/>
    </style:style>
    <style:style style:name="P13" style:family="paragraph" style:parent-style-name="Без_20_интервала">
      <style:paragraph-properties fo:break-before="column"/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Heading_20_1">
      <style:paragraph-properties fo:margin-top="0cm" fo:margin-bottom="0cm"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16" style:family="paragraph" style:parent-style-name="ConsPlusNonformat">
      <style:paragraph-properties fo:orphans="2" fo:widows="2"/>
      <style:text-properties fo:font-size="10pt" style:font-size-asian="10pt" style:font-size-complex="10pt"/>
    </style:style>
    <style:style style:name="P17" style:family="paragraph">
      <style:paragraph-properties fo:text-align="start"/>
      <style:text-properties style:text-line-through-style="none" style:font-name="Times New Roman1" fo:font-size="10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fo:font-size="10pt" fo:font-style="normal" style:text-underline-style="none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21" style:family="paragraph">
      <style:paragraph-properties fo:text-align="start"/>
      <style:text-properties style:text-line-through-style="none" fo:font-family="'Times New Roman'" style:font-style-name="Обычный" style:font-family-generic="roman" fo:font-style="normal" style:text-underline-style="none"/>
    </style:style>
    <style:style style:name="P22" style:family="paragraph">
      <style:paragraph-properties fo:text-align="start"/>
      <style:text-properties style:text-line-through-style="none" fo:font-style="normal" style:text-underline-style="none"/>
    </style:style>
    <style:style style:name="P23" style:family="paragraph">
      <style:paragraph-properties fo:text-align="start"/>
      <style:text-properties fo:font-family="'Times New Roman'" style:font-style-name="Обычный" style:font-family-generic="roman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ru" fo:country="RU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Times New Roman" style:text-underline-style="solid" style:text-underline-width="auto" style:text-underline-color="font-color"/>
    </style:style>
    <style:style style:name="T6" style:family="text">
      <style:text-properties style:font-name="Times New Roman" style:text-underline-style="solid" style:text-underline-width="auto" style:text-underline-color="font-color" fo:font-weight="bold" style:font-weight-asian="bold"/>
    </style:style>
    <style:style style:name="T7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8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9" style:family="text">
      <style:text-properties style:font-name="Times New Roman" style:font-name-complex="Times New Roman"/>
    </style:style>
    <style:style style:name="T10" style:family="text">
      <style:text-properties style:font-name="Times New Roman" fo:font-weight="bold" style:font-weight-asian="bold" style:font-name-complex="Times New Roman" style:font-weight-complex="bold"/>
    </style:style>
    <style:style style:name="T11" style:family="text">
      <style:text-properties style:font-name="Times New Roman" fo:letter-spacing="-0.005cm"/>
    </style:style>
    <style:style style:name="T12" style:family="text">
      <style:text-properties style:font-name="Times New Roman" fo:letter-spacing="-0.014cm"/>
    </style:style>
    <style:style style:name="T13" style:family="text">
      <style:text-properties style:font-name="Times New Roman" fo:letter-spacing="-0.007cm"/>
    </style:style>
    <style:style style:name="T14" style:family="text">
      <style:text-properties style:font-name="Times New Roman" fo:letter-spacing="-0.002cm"/>
    </style:style>
    <style:style style:name="T15" style:family="text">
      <style:text-properties style:font-name="Times New Roman" fo:letter-spacing="-0.002cm" style:text-underline-style="solid" style:text-underline-width="auto" style:text-underline-color="font-color"/>
    </style:style>
    <style:style style:name="T16" style:family="text">
      <style:text-properties style:font-name="Times New Roman" fo:letter-spacing="-0.011cm"/>
    </style:style>
    <style:style style:name="T17" style:family="text">
      <style:text-properties style:font-name="Times New Roman" fo:letter-spacing="-0.019cm"/>
    </style:style>
    <style:style style:name="T18" style:family="text">
      <style:text-properties style:font-name="Times New Roman" style:text-underline-style="none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color="#000000" style:font-name="Times New Roman" style:font-name-complex="Times New Roman"/>
    </style:style>
    <style:style style:name="T21" style:family="text">
      <style:text-properties fo:font-size="10pt"/>
    </style:style>
    <style:style style:name="T22" style:family="text">
      <style:text-properties style:font-size-asian="10pt"/>
    </style:style>
    <style:style style:name="T23" style:family="text">
      <style:text-properties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draw:wrap-influence-on-position="once-concurrent"/>
    </style:style>
    <style:style style:name="gr5" style:family="graphic">
      <style:graphic-properties fo:border="solid #c0c0c0" style:wrap="run-through" style:number-wrapped-paragraphs="no-limit" style:vertical-pos="middle" style:vertical-rel="line" style:horizontal-pos="from-left" style:horizontal-rel="paragraph"/>
    </style:style>
    <style:style style:name="gr6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fo:border="solid #c0c0c0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Возраст:"/>
          <form:fixed-text form:name="Метка 1" form:control-implementation="ooo:com.sun.star.form.component.FixedText" form:id="control4" form:label="Дата обследования:"/>
          <form:text form:name="ManufacturerModel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combobox form:name="Поле со списком 1" form:control-implementation="ooo:com.sun.star.form.component.ComboBox" form:id="control1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Аюпова Ф.Х."/>
            <form:item form:label="Серенко Л.В."/>
            <form:item form:label="Гиниатуллина Г.Н."/>
            <form:item form:label="Собирова Г.К."/>
            <form:item form:label="Букина Б.Б."/>
            <form:item form:label="Иригбаева А.Е."/>
            <form:item form:label="Иванова О.И."/>
            <form:item form:label="Бубушкина Л.В."/>
            <form:item form:label="Хозяшева Д.А."/>
            <form:item form:label="Донских А.И."/>
          </form:combobox>
          <form:textarea form:name="StudyViewprotocol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text form:name="Текстовое поле 3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5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3" form:control-implementation="ooo:com.sun.star.form.component.ComboBox" form:id="control5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  <form:item form:label="волнистые"/>
            <form:item form:label="бугристые"/>
          </form:combobox>
          <form:combobox form:name="Поле со списком 3" form:control-implementation="ooo:com.sun.star.form.component.ComboBox" form:id="control6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  <form:item form:label="волнистые"/>
            <form:item form:label="бугристые"/>
          </form:combobox>
          <form:combobox form:name="Поле со списком 3" form:control-implementation="ooo:com.sun.star.form.component.ComboBox" form:id="control61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  <form:item form:label="волнистые"/>
            <form:item form:label="бугристые"/>
          </form:combobox>
          <form:combobox form:name="Поле со списком 3" form:control-implementation="ooo:com.sun.star.form.component.ComboBox" form:id="control62" form:dropdown="true" form:size="20" form:current-value="норма" form:value="норм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орма"/>
            <form:item form:label="увеличена умеренно"/>
            <form:item form:label="увеличена значительно"/>
            <form:item form:label="уменьшена"/>
          </form:combobox>
          <form:combobox form:name="Поле со списком 3" form:control-implementation="ooo:com.sun.star.form.component.ComboBox" form:id="control63" form:dropdown="true" form:size="20" form:current-value="однородная" form:value="однород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родная"/>
            <form:item form:label="неоднородная"/>
            <form:item form:label="дифузно неоднородная"/>
          </form:combobox>
          <form:combobox form:name="Поле со списком 3" form:control-implementation="ooo:com.sun.star.form.component.ComboBox" form:id="control64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смешанная"/>
            <form:item form:label="умеренно повышенная"/>
            <form:item form:label="повышенная"/>
            <form:item form:label="пониженная"/>
          </form:combobox>
          <form:combobox form:name="Поле со списком 3" form:control-implementation="ooo:com.sun.star.form.component.ComboBox" form:id="control65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за счет всех долей"/>
            <form:item form:label="за счет правой доли"/>
            <form:item form:label="за счет левой доли"/>
            <form:item form:label="за счет хвостатой доли"/>
          </form:combobox>
          <form:combobox form:name="Поле со списком 3" form:control-implementation="ooo:com.sun.star.form.component.ComboBox" form:id="control66" form:dropdown="true" form:size="20" form:current-value="норма" form:value="норм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орма"/>
            <form:item form:label="обеднен"/>
            <form:item form:label="усилен засчет внутрипочечных вен"/>
            <form:item form:label="деформирован за счет мелких периферических сосудов"/>
            <form:item form:label="деформирован за счет всех сосудов"/>
            <form:item form:label="не деформирован"/>
          </form:combobox>
          <form:combobox form:name="Поле со списком 3" form:control-implementation="ooo:com.sun.star.form.component.ComboBox" form:id="control67" form:dropdown="true" form:size="20" form:current-value="не расширены" form:value="не расшир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асширены"/>
            <form:item form:label="не расширены"/>
          </form:combobox>
          <form:combobox form:name="Поле со списком 3" form:control-implementation="ooo:com.sun.star.form.component.ComboBox" form:id="control68" form:dropdown="true" form:size="20" form:current-value="уплотнены" form:value="уплотн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плотнены"/>
            <form:item form:label="не уплотнены"/>
          </form:combobox>
          <form:combobox form:name="Поле со списком 3" form:control-implementation="ooo:com.sun.star.form.component.ComboBox" form:id="control69" form:dropdown="true" form:size="20" form:current-value="не расширены" form:value="не расшир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асширены"/>
            <form:item form:label="не расширены"/>
          </form:combobox>
          <form:combobox form:name="Поле со списком 4" form:control-implementation="ooo:com.sun.star.form.component.ComboBox" form:id="control70" form:dropdown="true" form:size="20" form:current-value="не четкие" form:value="не 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</form:combobox>
          <form:combobox form:name="Поле со списком 4" form:control-implementation="ooo:com.sun.star.form.component.ComboBox" form:id="control71" form:dropdown="true" form:size="20" form:current-value="не четкие" form:value="не 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</form:combobox>
          <form:combobox form:name="Поле со списком 4" form:control-implementation="ooo:com.sun.star.form.component.ComboBox" form:id="control72" form:dropdown="true" form:size="20" form:current-value="не четкие" form:value="не 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  <form:item form:label="волнистые"/>
          </form:combobox>
          <form:combobox form:name="Поле со списком 4" form:control-implementation="ooo:com.sun.star.form.component.ComboBox" form:id="control73" form:dropdown="true" form:size="20" form:current-value="не четкие" form:value="не 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  <form:item form:label="волнистые"/>
          </form:combobox>
          <form:combobox form:name="Поле со списком 3" form:control-implementation="ooo:com.sun.star.form.component.ComboBox" form:id="control74" form:dropdown="true" form:size="20" form:current-value="не расширена" form:value="не расшир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асширена"/>
            <form:item form:label="не расширена"/>
          </form:combobox>
          <form:combobox form:name="Поле со списком 3" form:control-implementation="ooo:com.sun.star.form.component.ComboBox" form:id="control75" form:dropdown="true" form:size="20" form:current-value="не расширена" form:value="не расшир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асширена"/>
            <form:item form:label="не расширена"/>
          </form:combobox>
          <form:combobox form:name="Поле со списком 4" form:control-implementation="ooo:com.sun.star.form.component.ComboBox" form:id="control76" form:dropdown="true" form:size="20" form:current-value="четкие" form:value="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</form:combobox>
          <form:combobox form:name="Поле со списком 4" form:control-implementation="ooo:com.sun.star.form.component.ComboBox" form:id="control77" form:dropdown="true" form:size="20" form:current-value="обычное" form:value="обычн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ое"/>
            <form:item form:label="ниже обычного уровня"/>
          </form:combobox>
          <form:combobox form:name="Поле со списком 4" form:control-implementation="ooo:com.sun.star.form.component.ComboBox" form:id="control78" form:dropdown="true" form:size="20" form:current-value="обычное" form:value="обычн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ое"/>
            <form:item form:label="ниже обычного уровня"/>
          </form:combobox>
          <form:combobox form:name="Поле со списком 4" form:control-implementation="ooo:com.sun.star.form.component.ComboBox" form:id="control79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</form:combobox>
          <form:combobox form:name="Поле со списком 4" form:control-implementation="ooo:com.sun.star.form.component.ComboBox" form:id="control80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</form:combobox>
          <form:combobox form:name="Поле со списком 4" form:control-implementation="ooo:com.sun.star.form.component.ComboBox" form:id="control81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горбатая"/>
          </form:combobox>
          <form:combobox form:name="Поле со списком 4" form:control-implementation="ooo:com.sun.star.form.component.ComboBox" form:id="control82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горбатая"/>
          </form:combobox>
          <form:combobox form:name="Поле со списком 4" form:control-implementation="ooo:com.sun.star.form.component.ComboBox" form:id="control83" form:dropdown="true" form:size="20" form:current-value="ровные" form:value="ровны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овные"/>
            <form:item form:label="не ровные"/>
            <form:item form:label="волнистые"/>
          </form:combobox>
          <form:combobox form:name="Поле со списком 4" form:control-implementation="ooo:com.sun.star.form.component.ComboBox" form:id="control84" form:dropdown="true" form:size="20" form:current-value="ровные" form:value="ровны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овные"/>
            <form:item form:label="не ровные"/>
            <form:item form:label="волнистые"/>
          </form:combobox>
          <form:combobox form:name="Поле со списком 4" form:control-implementation="ooo:com.sun.star.form.component.ComboBox" form:id="control85" form:dropdown="true" form:size="20" form:current-value="1:2" form:value="1:2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1:2"/>
            <form:item form:label="1:5"/>
          </form:combobox>
          <form:combobox form:name="Поле со списком 4" form:control-implementation="ooo:com.sun.star.form.component.ComboBox" form:id="control86" form:dropdown="true" form:size="20" form:current-value="1:2" form:value="1:2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1:2"/>
            <form:item form:label="1:5"/>
          </form:combobox>
          <form:combobox form:name="Поле со списком 4" form:control-implementation="ooo:com.sun.star.form.component.ComboBox" form:id="control87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  <form:item form:label="пониженная"/>
            <form:item form:label="смешанная"/>
          </form:combobox>
          <form:combobox form:name="Поле со списком 4" form:control-implementation="ooo:com.sun.star.form.component.ComboBox" form:id="control88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  <form:item form:label="пониженная"/>
            <form:item form:label="смешанная"/>
          </form:combobox>
          <form:combobox form:name="Поле со списком 4" form:control-implementation="ooo:com.sun.star.form.component.ComboBox" form:id="control89" form:dropdown="true" form:size="20" form:current-value="сохранена" form:value="сохра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охранена"/>
            <form:item form:label="стерта"/>
          </form:combobox>
          <form:combobox form:name="Поле со списком 4" form:control-implementation="ooo:com.sun.star.form.component.ComboBox" form:id="control90" form:dropdown="true" form:size="20" form:current-value="сохранена" form:value="сохра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охранена"/>
            <form:item form:label="стерта"/>
          </form:combobox>
          <form:combobox form:name="Поле со списком 4" form:control-implementation="ooo:com.sun.star.form.component.ComboBox" form:id="control91" form:dropdown="true" form:size="20" form:current-value="уплотнена" form:value="уплот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плотнена"/>
            <form:item form:label="раздроблена"/>
          </form:combobox>
          <form:combobox form:name="Поле со списком 4" form:control-implementation="ooo:com.sun.star.form.component.ComboBox" form:id="control92" form:dropdown="true" form:size="20" form:current-value="уплотнена" form:value="уплотнен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плотнена"/>
            <form:item form:label="раздроблена"/>
          </form:combobox>
          <form:combobox form:name="Поле со списком 4" form:control-implementation="ooo:com.sun.star.form.component.ComboBox" form:id="control93" form:dropdown="true" form:size="20" form:current-value="чашечка" form:value="чашечк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чашечка"/>
            <form:item form:label="лоханка"/>
          </form:combobox>
          <form:combobox form:name="Поле со списком 4" form:control-implementation="ooo:com.sun.star.form.component.ComboBox" form:id="control94" form:dropdown="true" form:size="20" form:current-value="чашечка" form:value="чашечк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чашечка"/>
            <form:item form:label="лоханка"/>
          </form:combobox>
          <form:combobox form:name="Поле со списком 4" form:control-implementation="ooo:com.sun.star.form.component.ComboBox" form:id="control95" form:dropdown="true" form:size="20" form:current-value="определяются" form:value="определя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пределяются"/>
            <form:item form:label="не определяются"/>
          </form:combobox>
          <form:combobox form:name="Поле со списком 4" form:control-implementation="ooo:com.sun.star.form.component.ComboBox" form:id="control96" form:dropdown="true" form:size="20" form:current-value="хорошее" form:value="хороше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хорошее"/>
            <form:item form:label="недостаточное"/>
            <form:item form:label="переполненное"/>
          </form:combobox>
          <form:combobox form:name="Поле со списком 4" form:control-implementation="ooo:com.sun.star.form.component.ComboBox" form:id="control97" form:dropdown="true" form:size="20" form:current-value="утолщены" form:value="утолщ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толщены"/>
            <form:item form:label="не утолщены"/>
          </form:combobox>
          <form:combobox form:name="Поле со списком 4" form:control-implementation="ooo:com.sun.star.form.component.ComboBox" form:id="control98" form:dropdown="true" form:size="20" form:current-value="анехогенное" form:value="анехогенн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анехогенное"/>
            <form:item form:label="однородное"/>
            <form:item form:label="не однородное"/>
          </form:combobox>
          <form:combobox form:name="Поле со списком 4" form:control-implementation="ooo:com.sun.star.form.component.ComboBox" form:id="control99" form:dropdown="true" form:size="20" form:current-value="визуализируются" form:value="визуализиру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изуализируются"/>
            <form:item form:label="не визуализируются с обеих сторон"/>
          </form:combobox>
          <form:combobox form:name="Поле со списком 4" form:control-implementation="ooo:com.sun.star.form.component.ComboBox" form:id="control100" form:dropdown="true" form:size="20" form:current-value="ровные" form:value="ровны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овные"/>
            <form:item form:label="не ровные"/>
            <form:item form:label="четкие"/>
            <form:item form:label="не четкие"/>
            <form:item form:label="волнистые"/>
          </form:combobox>
          <form:combobox form:name="Поле со списком 4" form:control-implementation="ooo:com.sun.star.form.component.ComboBox" form:id="control101" form:dropdown="true" form:size="20" form:current-value="однородная" form:value="однород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родная"/>
            <form:item form:label="не однородная"/>
          </form:combobox>
          <form:combobox form:name="Поле со списком 4" form:control-implementation="ooo:com.sun.star.form.component.ComboBox" form:id="control102" form:dropdown="true" form:size="20" form:current-value="однородная" form:value="однород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родная"/>
            <form:item form:label="не однородная"/>
            <form:item form:label="дифузно не однородная"/>
            <form:item form:label="средне зернистая"/>
            <form:item form:label="крупно зернистая"/>
          </form:combobox>
          <form:combobox form:name="Поле со списком 4" form:control-implementation="ooo:com.sun.star.form.component.ComboBox" form:id="control103" form:dropdown="true" form:size="20" form:current-value="без особенностей" form:value="без особенносте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ез особенностей"/>
            <form:item form:label="смещается"/>
          </form:combobox>
          <form:combobox form:name="Поле со списком 4" form:control-implementation="ooo:com.sun.star.form.component.ComboBox" form:id="control104" form:dropdown="true" form:size="20" form:current-value="без особенностей" form:value="без особенносте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ез особенностей"/>
            <form:item form:label="уплотнены"/>
            <form:item form:label="рыхлые"/>
            <form:item form:label="слоистые"/>
            <form:item form:label="утолщены"/>
            <form:item form:label="слоистые"/>
          </form:combobox>
          <form:combobox form:name="Поле со списком 4" form:control-implementation="ooo:com.sun.star.form.component.ComboBox" form:id="control105" form:dropdown="true" form:size="20" form:current-value="обычно" form:value="обычно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о"/>
            <form:item form:label="ниже обычного"/>
          </form:combobox>
          <form:combobox form:name="Поле со списком 4" form:control-implementation="ooo:com.sun.star.form.component.ComboBox" form:id="control106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о"/>
            <form:item form:label="повышена"/>
            <form:item form:label="понижена"/>
            <form:item form:label="умеренно повышена"/>
            <form:item form:label="смешанная"/>
            <form:item form:label="сниженная"/>
            <form:item form:label="анэхогенная"/>
          </form:combobox>
          <form:combobox form:name="Поле со списком 4" form:control-implementation="ooo:com.sun.star.form.component.ComboBox" form:id="control107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о"/>
            <form:item form:label="повышена"/>
            <form:item form:label="понижена"/>
            <form:item form:label="умеренно повышена"/>
            <form:item form:label="сниженная"/>
          </form:combobox>
          <form:combobox form:name="Поле со списком 4" form:control-implementation="ooo:com.sun.star.form.component.ComboBox" form:id="control108" form:dropdown="true" form:size="20" form:current-value="однородная" form:value="однород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родная"/>
            <form:item form:label="не однородная"/>
          </form:combobox>
          <form:combobox form:name="Поле со списком 4" form:control-implementation="ooo:com.sun.star.form.component.ComboBox" form:id="control109" form:dropdown="true" form:size="20" form:current-value="типично" form:value="типично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типично"/>
            <form:item form:label="обычно"/>
          </form:combobox>
          <form:combobox form:name="Поле со списком 4" form:control-implementation="ooo:com.sun.star.form.component.ComboBox" form:id="control110" form:dropdown="true" form:size="20" form:current-value="анэхогенное" form:value="анэхогенн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анэхогенное"/>
            <form:item form:label="эхогенная взвесь"/>
            <form:item form:label="хлопьевидная взвесь"/>
            <form:item form:label="рыхлый пристеночный осадок"/>
          </form:combobox>
          <form:combobox form:name="Поле со списком 3" form:control-implementation="ooo:com.sun.star.form.component.ComboBox" form:id="control111" form:dropdown="true" form:size="20" form:current-value="расширен" form:value="расшир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асширен"/>
            <form:item form:label="не расширен"/>
          </form:combobox>
          <form:combobox form:name="Поле со списком 3" form:control-implementation="ooo:com.sun.star.form.component.ComboBox" form:id="control112" form:dropdown="true" form:size="20" form:current-value="расширен" form:value="расшир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асширен"/>
            <form:item form:label="не расширен"/>
          </form:combobox>
          <form:combobox form:name="Поле со списком 3" form:control-implementation="ooo:com.sun.star.form.component.ComboBox" form:id="control113" form:dropdown="true" form:size="20" form:current-value="не определяются" form:value="не определяютс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пределяются"/>
            <form:item form:label="не определяются"/>
          </form:combobox>
          <form:combobox form:name="Поле со списком 3" form:control-implementation="ooo:com.sun.star.form.component.ComboBox" form:id="control114" form:dropdown="true" form:size="20" form:current-value="в значительном количестве" form:value="в значительном количеств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 значительном количестве"/>
            <form:item form:label="в умеренном количестве"/>
            <form:item form:label="в небольшом количестве"/>
          </form:combobox>
          <form:combobox form:name="Поле со списком 3" form:control-implementation="ooo:com.sun.star.form.component.ComboBox" form:id="control115" form:dropdown="true" form:size="20" form:current-value="есть" form:value="есть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есть"/>
            <form:item form:label="нет"/>
          </form:combobox>
          <form:combobox form:name="Поле со списком 3" form:control-implementation="ooo:com.sun.star.form.component.ComboBox" form:id="control116" form:dropdown="true" form:size="20" form:current-value="за счет гиперэхогенных точечных включений" form:value="за счет гиперэхогенных точечных включени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за счет гиперэхогенных точечных включений"/>
            <form:item form:label="за счет гипоэхогенных образований"/>
          </form:combobox>
          <form:combobox form:name="Поле со списком 3" form:control-implementation="ooo:com.sun.star.form.component.ComboBox" form:id="control117" form:dropdown="true" form:size="20" form:current-value="Рядом с нижним полюсом образование" form:value="Рядом с нижним полюсом образован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ядом с нижним полюсом образование"/>
            <form:item form:label="Рядом с верхним полюсом образование"/>
            <form:item form:label="В воротах образование"/>
            <form:item form:label="Рядом с нижним полюсом образования"/>
            <form:item form:label="Рядом с верхним полюсом образования"/>
            <form:item form:label="в воротах образования"/>
          </form:combobox>
          <form:combobox form:name="Поле со списком 3" form:control-implementation="ooo:com.sun.star.form.component.ComboBox" form:id="control118" form:dropdown="true" form:size="20" form:current-value="по структуре и эхогенности аналогичное селезенке" form:value="по структуре и эхогенности аналогичное селезенк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о структуре и эхогенности аналогичное селезенке"/>
            <form:item form:label="по структуре и эхогенности аналогичные селезенке"/>
          </form:combobox>
          <form:combobox form:name="Поле со списком 3" form:control-implementation="ooo:com.sun.star.form.component.ComboBox" form:id="control119" form:dropdown="true" form:size="20" form:current-value="не визуализируются по ходу крупных сосудов" form:value="не визуализируются по ходу крупных сосудов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визуализируются по ходу крупных сосудов"/>
            <form:item form:label="визуализируются"/>
          </form:combobox>
          <form:combobox form:name="Поле со списком 3" form:control-implementation="ooo:com.sun.star.form.component.ComboBox" form:id="control12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  <form:item form:label="волнистые"/>
            <form:item form:label="бугристые"/>
          </form:combobox>
          <form:combobox form:name="Поле со списком 3" form:control-implementation="ooo:com.sun.star.form.component.ComboBox" form:id="control121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  <form:item form:label="волнистые"/>
            <form:item form:label="бугристые"/>
          </form:combobox>
          <form:combobox form:name="Поле со списком 3" form:control-implementation="ooo:com.sun.star.form.component.ComboBox" form:id="control12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  <form:item form:label="волнистые"/>
            <form:item form:label="бугристые"/>
          </form:combobox>
          <form:combobox form:name="Поле со списком 3" form:control-implementation="ooo:com.sun.star.form.component.ComboBox" form:id="control123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редние"/>
            <form:item form:label="крупнозернистые"/>
            <form:item form:label="среднезернистые"/>
          </form:combobox>
          <form:combobox form:name="Поле со списком 3" form:control-implementation="ooo:com.sun.star.form.component.ComboBox" form:id="control124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УЗ тенью"/>
            <form:item form:label="без УЗ тени"/>
          </form:combobox>
          <form:combobox form:name="Поле со списком 3" form:control-implementation="ooo:com.sun.star.form.component.ComboBox" form:id="control125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Кровоток есть"/>
            <form:item form:label="Кровотока нет"/>
          </form:combobox>
          <form:combobox form:name="Поле со списком 3" form:control-implementation="ooo:com.sun.star.form.component.ComboBox" form:id="control126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 виде хвоста кометы"/>
          </form:combobox>
          <form:combobox form:name="Поле со списком 3" form:control-implementation="ooo:com.sun.star.form.component.ComboBox" form:id="control127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В стенке гиперэхогенное включение"/>
            <form:item form:label="В стенке гиперэхогенные включения"/>
          </form:combobox>
          <form:combobox form:name="Поле со списком 3" form:control-implementation="ooo:com.sun.star.form.component.ComboBox" form:id="control128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а стенках эхогенные образования в области дна"/>
            <form:item form:label="На стенках эхогенные образования в области воронки"/>
            <form:item form:label="На стенках эхогенные образования в области тела"/>
          </form:combobox>
          <form:combobox form:name="Поле со списком 3" form:control-implementation="ooo:com.sun.star.form.component.ComboBox" form:id="control12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змерами"/>
          </form:combobox>
          <form:combobox form:name="Поле со списком 3" form:control-implementation="ooo:com.sun.star.form.component.ComboBox" form:id="control13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размерами"/>
          </form:combobox>
          <form:combobox form:name="Поле со списком 3" form:control-implementation="ooo:com.sun.star.form.component.ComboBox" form:id="control131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о задней стенке гиперэхогенное образование"/>
          </form:combobox>
          <form:combobox form:name="Поле со списком 3" form:control-implementation="ooo:com.sun.star.form.component.ComboBox" form:id="control13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сколько"/>
            <form:item form:label="множественные"/>
            <form:item form:label="единичное"/>
          </form:combobox>
          <form:combobox form:name="Поле со списком 3" form:control-implementation="ooo:com.sun.star.form.component.ComboBox" form:id="control133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смещаются"/>
            <form:item form:label="смещаются"/>
          </form:combobox>
          <form:combobox form:name="Поле со списком 3" form:control-implementation="ooo:com.sun.star.form.component.ComboBox" form:id="control134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 УЗ тенью"/>
            <form:item form:label="без УЗ тени"/>
          </form:combobox>
          <form:combobox form:name="Поле со списком 3" form:control-implementation="ooo:com.sun.star.form.component.ComboBox" form:id="control135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каплевидная"/>
            <form:item form:label="грушевидная"/>
            <form:item form:label="вытянутая"/>
            <form:item form:label="фригийского колпака"/>
            <form:item form:label="крючка"/>
            <form:item form:label="восьмерки"/>
            <form:item form:label="бумеранга"/>
            <form:item form:label="овоидная"/>
          </form:combobox>
          <form:combobox form:name="Поле со списком 3" form:control-implementation="ooo:com.sun.star.form.component.ComboBox" form:id="control136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деформирован неполный"/>
            <form:item form:label="деформирован полный"/>
            <form:item form:label="деформирован перегиб"/>
            <form:item form:label="деформированы неполные"/>
            <form:item form:label="деформированы полные"/>
            <form:item form:label="деформированы перегибы"/>
          </form:combobox>
          <form:combobox form:name="Поле со списком 3" form:control-implementation="ooo:com.sun.star.form.component.ComboBox" form:id="control137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табильный"/>
            <form:item form:label="лабильный"/>
            <form:item form:label="стабильные"/>
            <form:item form:label="лабильные"/>
          </form:combobox>
          <form:combobox form:name="Поле со списком 3" form:control-implementation="ooo:com.sun.star.form.component.ComboBox" form:id="control138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за счет очагов повышенной и пониженной эхогенности"/>
            <form:item form:label="за счет очагов пониженной эхогенности"/>
            <form:item form:label="за счет очагов повышенной эхогенности"/>
            <form:item form:label="за счет образований едичных"/>
            <form:item form:label="за счет образований множественных"/>
            <form:item form:label="за счет образования анэхогенного"/>
            <form:item form:label="за счет образований анэхогенных"/>
            <form:item form:label="за счет образования гиперэхогенного"/>
            <form:item form:label="за счет образований гиперэхогенных"/>
            <form:item form:label="за счет гиперэхогенных включений"/>
            <form:item form:label="гипоэхогенный ободок"/>
            <form:item form:label="эхогенная капсула"/>
            <form:item form:label="за счет образования в головке"/>
            <form:item form:label="за счет образования в теле"/>
            <form:item form:label="за счет образования в хвосте"/>
            <form:item form:label="за счет образований в головке"/>
            <form:item form:label="за счет образований в теле"/>
            <form:item form:label="за счет образований в хвосте"/>
          </form:combobox>
          <form:combobox form:name="Поле со списком 1" form:control-implementation="ooo:com.sun.star.form.component.ComboBox" form:id="control13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р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17" svg:width="1.706cm" svg:height="0.5cm" svg:x="2.233cm" svg:y="5.122cm" draw:control="control1"/>
      <draw:control text:anchor-type="page" text:anchor-page-number="1" draw:z-index="2" draw:style-name="gr1" draw:text-style-name="P17" svg:width="4.493cm" svg:height="0.5cm" svg:x="2.233cm" svg:y="6.121cm" draw:control="control2"/>
      <draw:control text:anchor-type="page" text:anchor-page-number="1" draw:z-index="3" draw:style-name="gr1" draw:text-style-name="P17" svg:width="1.502cm" svg:height="0.5cm" svg:x="11.804cm" svg:y="6.149cm" draw:control="control3"/>
      <draw:control text:anchor-type="page" text:anchor-page-number="1" draw:z-index="4" draw:style-name="gr2" draw:text-style-name="P17" svg:width="3.53cm" svg:height="0.5cm" svg:x="2.233cm" svg:y="5.622cm" draw:control="control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draw:frame draw:style-name="fr1" draw:name="Графический объект2" text:anchor-type="paragraph" svg:x="0.31cm" svg:y="0.116cm" svg:width="1.207cm" svg:height="1.309cm" draw:z-index="0"><draw:image xlink:href="Pictures/200000070000082B000008CA6B55A114.svm" xlink:type="simple" xlink:show="embed" xlink:actuate="onLoad"/></draw:frame></text:p>
          </table:table-cell>
          <table:table-cell table:style-name="Таблица1.B1" office:value-type="string">
            <text:p text:style-name="P4">МУЗ «Клиническая городская поликлиника №1»</text:p>
            <text:p text:style-name="P5">Отделение функциональной и УЗ диагностики</text:p>
            <text:p text:style-name="P5">г. Сургут, <text:s/>ул. Студенческая, 18 <text:s/><text:span text:style-name="T2">тел.</text:span> 31-92-27</text:p>
            <text:p text:style-name="P5"><text:s text:c="18"/>ул. Сибирская, 14/2 <text:s/><text:span text:style-name="T2">тел.</text:span> <text:s/>52-56-18 </text:p>
          </table:table-cell>
        </table:table-row>
      </table:table>
      <text:h text:style-name="P15" text:outline-level="1"/>
      <text:h text:style-name="P15" text:outline-level="1">ПРОТОКОЛ</text:h>
      <text:p text:style-name="P6">УЛЬТРАЗВУКОВОГО ИССЛЕДОВАНИЯ ОРГАНОВ БРЮШНОЙ ПОЛОСТИ </text:p>
      <text:p text:style-name="P6">И ЗАБРЮШИННОГО ПРОСТРАНСТВА</text:p>
      <text:p text:style-name="P6"/>
      <text:p text:style-name="P6"><draw:control text:anchor-type="paragraph" draw:z-index="5" draw:style-name="gr3" draw:text-style-name="P18" svg:width="11.875cm" svg:height="0.421cm" svg:x="1.744cm" svg:y="0.203cm" draw:control="control5"/></text:p>
      <text:p text:style-name="P2"><draw:control text:anchor-type="paragraph" draw:z-index="6" draw:style-name="gr3" draw:text-style-name="P18" svg:width="2.664cm" svg:height="0.421cm" svg:x="3.35cm" svg:y="0.295cm" draw:control="control6"/></text:p>
      <text:p text:style-name="P2"><draw:control text:anchor-type="paragraph" draw:z-index="7" draw:style-name="gr3" draw:text-style-name="P18" svg:width="5.529cm" svg:height="0.421cm" svg:x="4.101cm" svg:y="0.307cm" draw:control="control7"/><draw:control text:anchor-type="paragraph" draw:z-index="8" draw:style-name="gr3" draw:text-style-name="P18" svg:width="2.421cm" svg:height="0.421cm" svg:x="11.199cm" svg:y="0.335cm" draw:control="control8"/></text:p>
      <text:p text:style-name="Standard"/>
      <text:p text:style-name="Standard"/>
      <text:p text:style-name="Без_20_интервала">Печень: контуры <text:bookmark-start text:name="ПеченьКонтуры1"/><draw:control text:anchor-type="as-char" svg:y="-0.296cm" draw:z-index="59" draw:style-name="gr7" draw:text-style-name="P23" svg:width="2.551cm" svg:height="0.35cm" draw:control="control59"/><text:bookmark-end text:name="ПеченьКонтуры1"/> <text:bookmark-start text:name="ПеченьКонтуры3"/><text:bookmark-end text:name="ПеченьКонтуры3"/><draw:control text:anchor-type="as-char" svg:y="-0.296cm" draw:z-index="61" draw:style-name="gr7" draw:text-style-name="P23" svg:width="2.551cm" svg:height="0.35cm" draw:control="control61"/> <draw:control text:anchor-type="as-char" svg:y="-0.296cm" draw:z-index="60" draw:style-name="gr7" draw:text-style-name="P23" svg:width="2.551cm" svg:height="0.35cm" draw:control="control60"/> Размеры: <draw:control text:anchor-type="as-char" svg:y="-0.332cm" draw:z-index="62" draw:style-name="gr7" draw:text-style-name="P23" svg:width="2.042cm" svg:height="0.35cm" draw:control="control62"/> <text:bookmark-start text:name="ПеченьРазмерыСписок"/><draw:control text:anchor-type="as-char" svg:y="-0.332cm" draw:z-index="65" draw:style-name="gr7" draw:text-style-name="P23" svg:width="2.742cm" svg:height="0.35cm" draw:control="control65"/><text:bookmark-end text:name="ПеченьРазмерыСписок"/> <text:bookmark-start text:name="ПеченьРазмерыЗаСчет"/><text:bookmark-end text:name="ПеченьРазмерыЗаСчет"/><text:s/>правая доля <text:bookmark-start text:name="ПраваяДоля"/><draw:control text:anchor-type="as-char" svg:y="-0.272cm" draw:z-index="12" draw:style-name="gr6" draw:text-style-name="P21" svg:width="0.657cm" svg:height="0.35cm" draw:control="control12"/><text:bookmark-end text:name="ПраваяДоля"/> (мм); левая доля <text:bookmark-start text:name="ЛеваяДоля"/><draw:control text:anchor-type="as-char" svg:y="-0.277cm" draw:z-index="13" draw:style-name="gr6" draw:text-style-name="P21" svg:width="0.622cm" svg:height="0.35cm" draw:control="control13"/><text:bookmark-end text:name="ЛеваяДоля"/> (мм); хвостатая доля <text:bookmark-start text:name="ХвостоваяДоля"/><draw:control text:anchor-type="as-char" svg:y="-0.259cm" draw:z-index="14" draw:style-name="gr6" draw:text-style-name="P21" svg:width="0.606cm" svg:height="0.35cm" draw:control="control14"/><text:bookmark-end text:name="ХвостоваяДоля"/> (мм); КВР <text:bookmark-start text:name="КВР"/><draw:control text:anchor-type="as-char" svg:y="-0.295cm" draw:z-index="15" draw:style-name="gr6" draw:text-style-name="P21" svg:width="0.683cm" svg:height="0.35cm" draw:control="control15"/><text:bookmark-end text:name="КВР"/> (мм). Эхогенность: <draw:control text:anchor-type="as-char" svg:y="-0.325cm" draw:z-index="64" draw:style-name="gr7" draw:text-style-name="P23" svg:width="2.066cm" svg:height="0.35cm" draw:control="control64"/> <text:s text:c="21"/><text:bookmark-start text:name="ПолеСоСписком1"/><text:bookmark-end text:name="ПолеСоСписком1"/></text:p>
      <text:p text:style-name="P12"><text:span text:style-name="T5">Структура</text:span><text:span text:style-name="T18"> </text:span><text:span text:style-name="T18"><draw:control text:anchor-type="as-char" svg:y="-0.22cm" draw:z-index="63" draw:style-name="gr7" draw:text-style-name="P23" svg:width="2.082cm" svg:height="0.35cm" draw:control="control63"/></text:span><text:span text:style-name="T18"> </text:span><text:bookmark-start text:name="ТекстовоеПоле81"/><text:span text:style-name="T3"><draw:control text:anchor-type="as-char" svg:y="-0.168cm" draw:z-index="16" draw:style-name="gr6" draw:text-style-name="P21" svg:width="0.78cm" svg:height="0.35cm" draw:control="control16"/></text:span><text:bookmark-start text:name="ПеченьСтруктура"/><text:bookmark-end text:name="ТекстовоеПоле81"/></text:p>
      <text:p text:style-name="P12"><text:bookmark-end text:name="ПеченьСтруктура"/><text:span text:style-name="T5">Сосудистый рисунок</text:span><text:span text:style-name="T3">: </text:span><text:span text:style-name="T3"><draw:control text:anchor-type="as-char" svg:y="-0.332cm" draw:z-index="66" draw:style-name="gr7" draw:text-style-name="P23" svg:width="1.601cm" svg:height="0.35cm" draw:control="control66"/></text:span><text:bookmark-start text:name="СосудистыйРисунок"/><text:bookmark-end text:name="СосудистыйРисунок"/><text:span text:style-name="T3"> Сосуды </text:span><text:span text:style-name="T3"><draw:control text:anchor-type="as-char" svg:y="-0.332cm" draw:z-index="67" draw:style-name="gr7" draw:text-style-name="P23" svg:width="2.243cm" svg:height="0.35cm" draw:control="control67"/></text:span><text:span text:style-name="T3"> </text:span><text:span text:style-name="T3"><draw:control text:anchor-type="as-char" svg:y="-0.383cm" draw:z-index="17" draw:style-name="gr6" draw:text-style-name="P21" svg:width="0.888cm" svg:height="0.35cm" draw:control="control17"/></text:span></text:p>
      <text:p text:style-name="P12"><text:span text:style-name="T3">Воротная вена </text:span><text:bookmark-start text:name="ВоротнаяВена"/><text:span text:style-name="T3"><draw:control text:anchor-type="as-char" svg:y="-0.242cm" draw:z-index="18" draw:style-name="gr6" draw:text-style-name="P22" svg:width="0.888cm" svg:height="0.35cm" draw:control="control18"/></text:span><text:bookmark-end text:name="ВоротнаяВена"/><text:span text:style-name="T3"> (мм), стенки </text:span><text:span text:style-name="T3"><draw:control text:anchor-type="as-char" svg:y="-0.332cm" draw:z-index="68" draw:style-name="gr7" draw:text-style-name="P23" svg:width="2.243cm" svg:height="0.35cm" draw:control="control68"/></text:span><text:span text:style-name="T3">. </text:span><text:span text:style-name="T14">Левая долевая ветвь воротной вены </text:span><text:bookmark-start text:name="ЛевДолВетьВоротВены"/><text:span text:style-name="T14"><draw:control text:anchor-type="as-char" svg:y="-0.383cm" draw:z-index="19" draw:style-name="gr6" draw:text-style-name="P22" svg:width="0.888cm" svg:height="0.35cm" draw:control="control19"/></text:span><text:bookmark-end text:name="ЛевДолВетьВоротВены"/><text:span text:style-name="T14"> (мм).</text:span></text:p>
      <text:p text:style-name="P12"><text:span text:style-name="T3">Внутрипеченочные желчные протоки </text:span><text:span text:style-name="T3"><draw:control text:anchor-type="as-char" svg:y="-0.332cm" draw:z-index="69" draw:style-name="gr7" draw:text-style-name="P23" svg:width="2.243cm" svg:height="0.35cm" draw:control="control69"/></text:span><text:bookmark-start text:name="ВнутПечечЖелчныеПрот"/><text:bookmark-end text:name="ВнутПечечЖелчныеПрот"/><text:span text:style-name="T3"> холедох в области ворот </text:span><text:bookmark-start text:name="ХоледохВОблВорот"/><text:span text:style-name="T3"><draw:control text:anchor-type="as-char" svg:y="-0.383cm" draw:z-index="20" draw:style-name="gr6" draw:text-style-name="P22" svg:width="0.888cm" svg:height="0.35cm" draw:control="control20"/></text:span><text:bookmark-end text:name="ХоледохВОблВорот"/><text:span text:style-name="T3"> (</text:span><text:span text:style-name="T16">мм).</text:span></text:p>
      <text:p text:style-name="P12"><text:span text:style-name="T3">Левый долевой проток </text:span><text:bookmark-start text:name="ЛевыйДолевойПроток"/><text:span text:style-name="T3"><draw:control text:anchor-type="as-char" svg:y="-0.259cm" draw:z-index="21" draw:style-name="gr6" draw:text-style-name="P22" svg:width="0.888cm" svg:height="0.35cm" draw:control="control21"/></text:span><text:bookmark-end text:name="ЛевыйДолевойПроток"/><text:span text:style-name="T3"> (мм).</text:span></text:p>
      <text:p text:style-name="P12"><text:span text:style-name="T6">Желчный пузырь:</text:span><text:span text:style-name="T3"> расположен <text:s/></text:span><text:span text:style-name="T3"><draw:control text:anchor-type="as-char" svg:y="-0.272cm" draw:z-index="105" draw:style-name="gr7" draw:text-style-name="P23" svg:width="2.823cm" svg:height="0.35cm" draw:control="control105"/></text:span><text:bookmark-start text:name="ЖПрасположен"/><text:bookmark-end text:name="ЖПрасположен"/><text:span text:style-name="T3"> </text:span><text:span text:style-name="T5">Форма</text:span><text:span text:style-name="T3"> </text:span><text:bookmark-start text:name="ПолеСоСписком3"/><text:span text:style-name="T3"><text:s/></text:span><text:bookmark-end text:name="ПолеСоСписком3"/><text:span text:style-name="T3"><draw:control text:anchor-type="as-char" svg:y="-0.272cm" draw:z-index="135" draw:style-name="gr7" draw:text-style-name="P23" svg:width="1.232cm" svg:height="0.35cm" draw:control="control135"/></text:span><text:span text:style-name="T3"> </text:span><text:span text:style-name="T3"><draw:control text:anchor-type="as-char" svg:y="-0.272cm" draw:z-index="136" draw:style-name="gr7" draw:text-style-name="P23" svg:width="1.11cm" svg:height="0.35cm" draw:control="control136"/></text:span><text:bookmark-start text:name="ПолеСоСписком4"/><text:bookmark-end text:name="ПолеСоСписком4"/><text:span text:style-name="T3"> </text:span><text:span text:style-name="T3"><draw:control text:anchor-type="as-char" svg:y="-0.272cm" draw:z-index="137" draw:style-name="gr7" draw:text-style-name="P23" svg:width="1.057cm" svg:height="0.35cm" draw:control="control137"/></text:span><text:span text:style-name="T3"> </text:span><text:span text:style-name="T3"><draw:control text:anchor-type="as-char" svg:y="-0.295cm" draw:z-index="22" draw:style-name="gr6" draw:text-style-name="P22" svg:width="0.888cm" svg:height="0.35cm" draw:control="control22"/></text:span><text:span text:style-name="T3"> <text:s/></text:span><text:span text:style-name="T5">Размеры</text:span><text:span text:style-name="T3"> </text:span><text:bookmark-start text:name="ЖулчПузРазмеры"/><text:span text:style-name="T3"><draw:control text:anchor-type="as-char" svg:y="-0.277cm" draw:z-index="23" draw:style-name="gr6" draw:text-style-name="P22" svg:width="0.888cm" svg:height="0.35cm" draw:control="control23"/></text:span><text:bookmark-end text:name="ЖулчПузРазмеры"/><text:span text:style-name="T3"> (мм); </text:span></text:p>
      <text:p text:style-name="P12"><text:span text:style-name="T15">Стенки </text:span><text:bookmark-start text:name="ПолеСоСписком5"/><text:span text:style-name="T14"><text:s/></text:span><text:bookmark-end text:name="ПолеСоСписком5"/><text:span text:style-name="T14"><draw:control text:anchor-type="as-char" svg:y="-0.272cm" draw:z-index="104" draw:style-name="gr7" draw:text-style-name="P23" svg:width="2.823cm" svg:height="0.35cm" draw:control="control104"/></text:span><text:span text:style-name="T14">. </text:span><text:span text:style-name="T14"><draw:control text:anchor-type="as-char" svg:y="-0.272cm" draw:z-index="128" draw:style-name="gr7" draw:text-style-name="P23" svg:width="1.137cm" svg:height="0.35cm" draw:control="control128"/></text:span><text:bookmark-start text:name="Стенки2"/><text:bookmark-end text:name="Стенки2"/><text:span text:style-name="T14"> </text:span><text:bookmark-start text:name="Стенки3"/><text:span text:style-name="T14"><draw:control text:anchor-type="as-char" svg:y="-0.272cm" draw:z-index="129" draw:style-name="gr7" draw:text-style-name="P23" svg:width="1.137cm" svg:height="0.35cm" draw:control="control129"/></text:span><text:bookmark-end text:name="Стенки3"/><text:span text:style-name="T14"> </text:span><text:bookmark-start text:name="Стенки4"/><text:span text:style-name="T14"><draw:control text:anchor-type="as-char" svg:y="-0.277cm" draw:z-index="24" draw:style-name="gr6" draw:text-style-name="P22" svg:width="0.888cm" svg:height="0.35cm" draw:control="control24"/></text:span><text:bookmark-end text:name="Стенки4"/><text:span text:style-name="T14"> </text:span><text:bookmark-start text:name="ПолеСоСписком8"/><text:span text:style-name="T14"><text:s/></text:span><text:bookmark-end text:name="ПолеСоСписком8"/><text:bookmark-start text:name="Стенки5"/><text:span text:style-name="T14"><draw:control text:anchor-type="as-char" svg:y="-0.272cm" draw:z-index="133" draw:style-name="gr7" draw:text-style-name="P23" svg:width="1.137cm" svg:height="0.35cm" draw:control="control133"/></text:span><text:bookmark-end text:name="Стенки5"/><text:span text:style-name="T14"> </text:span><text:bookmark-start text:name="Стенки6"/><text:span text:style-name="T14"><draw:control text:anchor-type="as-char" svg:y="-0.272cm" draw:z-index="134" draw:style-name="gr7" draw:text-style-name="P23" svg:width="1.251cm" svg:height="0.35cm" draw:control="control134"/></text:span><text:bookmark-end text:name="Стенки6"/><text:span text:style-name="T14">. <text:s/></text:span><text:span text:style-name="T14"><draw:control text:anchor-type="as-char" svg:y="-0.272cm" draw:z-index="125" draw:style-name="gr7" draw:text-style-name="P23" svg:width="1.137cm" svg:height="0.35cm" draw:control="control125"/></text:span><text:bookmark-start text:name="Стенки7"/><text:bookmark-end text:name="Стенки7"/><text:span text:style-name="T14"> </text:span><text:span text:style-name="T14"><draw:control text:anchor-type="as-char" svg:y="-0.277cm" draw:z-index="25" draw:style-name="gr6" draw:text-style-name="P22" svg:width="0.888cm" svg:height="0.35cm" draw:control="control25"/></text:span><text:span text:style-name="T14">. </text:span><text:span text:style-name="T14"><draw:control text:anchor-type="as-char" svg:y="-0.272cm" draw:z-index="127" draw:style-name="gr7" draw:text-style-name="P23" svg:width="1.137cm" svg:height="0.35cm" draw:control="control127"/></text:span><text:bookmark-start text:name="Стенки8"/><text:bookmark-end text:name="Стенки8"/><text:span text:style-name="T14"> </text:span><text:bookmark-start text:name="Стенки9"/><text:span text:style-name="T14"><draw:control text:anchor-type="as-char" svg:y="-0.272cm" draw:z-index="126" draw:style-name="gr7" draw:text-style-name="P23" svg:width="1.137cm" svg:height="0.35cm" draw:control="control126"/></text:span><text:bookmark-end text:name="Стенки9"/><text:span text:style-name="T14">.</text:span><text:span text:style-name="T3"> </text:span></text:p>
      <text:p text:style-name="P12"><text:span text:style-name="T3">Толщина стенок </text:span><text:bookmark-start text:name="ЖелчПузТолщСтенок"/><text:span text:style-name="T3"><draw:control text:anchor-type="as-char" svg:y="-0.259cm" draw:z-index="26" draw:style-name="gr6" draw:text-style-name="P22" svg:width="0.888cm" svg:height="0.35cm" draw:control="control26"/></text:span><text:bookmark-end text:name="ЖелчПузТолщСтенок"/><text:span text:style-name="T3"> (норма-1,5-3,0 мм.)</text:span></text:p>
      <text:p text:style-name="P12"><text:span text:style-name="T5">Содержимое полости желчного пузыря</text:span><text:span text:style-name="T3"> </text:span><text:bookmark-start text:name="ПолеСоСписком11"/><text:span text:style-name="T3"><text:s/></text:span><text:bookmark-end text:name="ПолеСоСписком11"/><text:span text:style-name="T3"><draw:control text:anchor-type="as-char" svg:y="-0.272cm" draw:z-index="110" draw:style-name="gr7" draw:text-style-name="P23" svg:width="2.34cm" svg:height="0.35cm" draw:control="control110"/></text:span><text:span text:style-name="T3"> </text:span><text:span text:style-name="T3"><draw:control text:anchor-type="as-char" svg:y="-0.272cm" draw:z-index="27" draw:style-name="gr6" draw:text-style-name="P22" svg:width="0.888cm" svg:height="0.35cm" draw:control="control27"/></text:span><text:span text:style-name="T3"> </text:span><text:bookmark-start text:name="СодерПолосЖелчПуз"/><text:span text:style-name="T3"><draw:control text:anchor-type="as-char" svg:y="-0.272cm" draw:z-index="131" draw:style-name="gr7" draw:text-style-name="P23" svg:width="1.137cm" svg:height="0.35cm" draw:control="control131"/></text:span><text:bookmark-end text:name="СодерПолосЖелчПуз"/><text:span text:style-name="T3"> </text:span><text:bookmark-start text:name="ПолеСоСписком23"/><text:span text:style-name="T3"><draw:control text:anchor-type="as-char" svg:y="-0.272cm" draw:z-index="132" draw:style-name="gr7" draw:text-style-name="P23" svg:width="1.137cm" svg:height="0.35cm" draw:control="control132"/></text:span><text:bookmark-end text:name="ПолеСоСписком23"/><text:span text:style-name="T3"> </text:span><text:bookmark-start text:name="ПолеСоСписком34"/><text:span text:style-name="T3"><draw:control text:anchor-type="as-char" svg:y="-0.272cm" draw:z-index="130" draw:style-name="gr7" draw:text-style-name="P23" svg:width="1.137cm" svg:height="0.35cm" draw:control="control130"/></text:span><text:bookmark-end text:name="ПолеСоСписком34"/><text:span text:style-name="T3"> </text:span><text:bookmark-start text:name="ТекстовоеПоле75"/><text:span text:style-name="T3"><draw:control text:anchor-type="as-char" svg:y="-0.272cm" draw:z-index="28" draw:style-name="gr6" draw:text-style-name="P22" svg:width="0.888cm" svg:height="0.35cm" draw:control="control28"/></text:span><text:bookmark-end text:name="ТекстовоеПоле75"/><text:span text:style-name="T3"> </text:span><text:span text:style-name="T3"><draw:control text:anchor-type="as-char" svg:y="-0.272cm" draw:z-index="124" draw:style-name="gr7" draw:text-style-name="P23" svg:width="1.534cm" svg:height="0.35cm" draw:control="control124"/></text:span><text:bookmark-start text:name="ПолеСоСписком13"/><text:bookmark-end text:name="ПолеСоСписком13"/><text:span text:style-name="T3"> </text:span><text:span text:style-name="T5">Структура прилежащей ткани печени</text:span><text:span text:style-name="T3"> </text:span><text:bookmark-start text:name="ПолеСоСписком14"/><text:span text:style-name="T3"><text:s/></text:span><text:bookmark-end text:name="ПолеСоСписком14"/><text:span text:style-name="T3"><draw:control text:anchor-type="as-char" svg:y="-0.332cm" draw:z-index="103" draw:style-name="gr7" draw:text-style-name="P23" svg:width="2.823cm" svg:height="0.35cm" draw:control="control103"/></text:span><text:span text:style-name="T3"> </text:span><text:bookmark-start text:name="Текст"/><text:span text:style-name="T3"><draw:control text:anchor-type="as-char" svg:y="-0.295cm" draw:z-index="29" draw:style-name="gr6" draw:text-style-name="P22" svg:width="0.888cm" svg:height="0.38cm" draw:control="control29"/></text:span><text:bookmark-end text:name="Текст"/></text:p>
      <text:p text:style-name="P12"><text:span text:style-name="T5">Поджелудочная железа:</text:span><text:span text:style-name="T3"> расположена </text:span><text:span text:style-name="T3"><draw:control text:anchor-type="as-char" svg:y="-0.272cm" draw:z-index="109" draw:style-name="gr7" draw:text-style-name="P23" svg:width="1.652cm" svg:height="0.35cm" draw:control="control109"/></text:span><text:bookmark-start text:name="РасположениеПЖ"/><text:bookmark-end text:name="РасположениеПЖ"/><text:span text:style-name="T3"> контуры </text:span><text:span text:style-name="T3"><draw:control text:anchor-type="as-char" svg:y="-0.296cm" draw:z-index="120" draw:style-name="gr7" draw:text-style-name="P23" svg:width="2.551cm" svg:height="0.35cm" draw:control="control120"/></text:span><text:span text:style-name="T3"> </text:span><text:span text:style-name="T3"><draw:control text:anchor-type="as-char" svg:y="-0.296cm" draw:z-index="121" draw:style-name="gr7" draw:text-style-name="P23" svg:width="2.551cm" svg:height="0.35cm" draw:control="control121"/></text:span><text:span text:style-name="T3"> </text:span><text:span text:style-name="T3"><draw:control text:anchor-type="as-char" svg:y="-0.296cm" draw:z-index="122" draw:style-name="gr7" draw:text-style-name="P23" svg:width="2.551cm" svg:height="0.35cm" draw:control="control122"/></text:span><text:span text:style-name="T3"> </text:span><text:span text:style-name="T15">Размеры</text:span><text:span text:style-name="T14">: головка </text:span><text:bookmark-start text:name="ПЖРазмерыГоловка"/><text:span text:style-name="T14"><draw:control text:anchor-type="as-char" svg:y="-0.383cm" draw:z-index="30" draw:style-name="gr6" draw:text-style-name="P22" svg:width="0.888cm" svg:height="0.35cm" draw:control="control30"/></text:span><text:bookmark-end text:name="ПЖРазмерыГоловка"/><text:span text:style-name="T14"> (мм); </text:span><text:span text:style-name="T3">тело </text:span><text:bookmark-start text:name="ПЖТело"/><text:span text:style-name="T3"><draw:control text:anchor-type="as-char" svg:y="-0.27cm" draw:z-index="32" draw:style-name="gr6" draw:text-style-name="P22" svg:width="0.888cm" svg:height="0.35cm" draw:control="control32"/></text:span><text:bookmark-end text:name="ПЖТело"/><text:span text:style-name="T3"> (мм);</text:span><text:span text:style-name="T14"> </text:span><text:span text:style-name="T3">хвост </text:span><text:bookmark-start text:name="ПЖХвост"/><text:span text:style-name="T3"><draw:control text:anchor-type="as-char" svg:y="-0.277cm" draw:z-index="31" draw:style-name="gr6" draw:text-style-name="P22" svg:width="0.888cm" svg:height="0.35cm" draw:control="control31"/></text:span><text:bookmark-end text:name="ПЖХвост"/><text:span text:style-name="T3"> (мм);</text:span><text:span text:style-name="T14"> Эхогенность <text:s/></text:span><text:span text:style-name="T14"><draw:control text:anchor-type="as-char" svg:y="-0.272cm" draw:z-index="106" draw:style-name="gr7" draw:text-style-name="P23" svg:width="2.2cm" svg:height="0.35cm" draw:control="control106"/></text:span><text:bookmark-start text:name="ПолеСоСписком15"/><text:bookmark-end text:name="ПолеСоСписком15"/></text:p>
      <text:p text:style-name="P12"><text:span text:style-name="T5">Структура</text:span><text:span text:style-name="T3"> <text:s/></text:span><text:span text:style-name="T3"><draw:control text:anchor-type="as-char" svg:y="-0.272cm" draw:z-index="102" draw:style-name="gr7" draw:text-style-name="P23" svg:width="2.823cm" svg:height="0.35cm" draw:control="control102"/></text:span><text:bookmark-start text:name="СтруктураПЖ1"/><text:bookmark-end text:name="СтруктураПЖ1"/><text:span text:style-name="T3"> <text:s/></text:span><text:bookmark-start text:name="СтруктураПЖ2"/><text:span text:style-name="T3"><draw:control text:anchor-type="as-char" svg:y="-0.259cm" draw:z-index="33" draw:style-name="gr6" draw:text-style-name="P22" svg:width="0.888cm" svg:height="0.35cm" draw:control="control33"/></text:span><text:bookmark-end text:name="СтруктураПЖ2"/><text:span text:style-name="T3"> </text:span><text:span text:style-name="T3"><draw:control text:anchor-type="as-char" svg:y="-0.272cm" draw:z-index="138" draw:style-name="gr7" draw:text-style-name="P23" svg:width="3.843cm" svg:height="0.35cm" draw:control="control138"/></text:span><text:bookmark-start text:name="СтруктцураПЖ3"/><text:bookmark-end text:name="СтруктцураПЖ3"/><text:span text:style-name="T3"> </text:span><text:span text:style-name="T3"><draw:control text:anchor-type="as-char" svg:y="-0.272cm" draw:z-index="123" draw:style-name="gr7" draw:text-style-name="P23" svg:width="2.872cm" svg:height="0.35cm" draw:control="control123"/></text:span><text:bookmark-start text:name="СтруктураПЖ4"/><text:bookmark-end text:name="СтруктураПЖ4"/></text:p>
      <text:p text:style-name="P12"><text:span text:style-name="T6">Селезенка:</text:span><text:span text:style-name="T3"> контуры </text:span><draw:control text:anchor-type="paragraph" draw:z-index="70" draw:style-name="gr4" draw:text-style-name="P23" svg:width="1.758cm" svg:height="0.35cm" svg:x="0cm" svg:y="0cm" draw:control="control70"/><text:span text:style-name="T3"> </text:span><text:bookmark-start text:name="СелезенкаКонтуры2"/><text:span text:style-name="T3"><draw:control text:anchor-type="as-char" svg:y="-0.27cm" draw:z-index="71" draw:style-name="gr7" draw:text-style-name="P23" svg:width="1.758cm" svg:height="0.35cm" draw:control="control71"/></text:span><text:bookmark-end text:name="СелезенкаКонтуры2"/><text:span text:style-name="T3"> Размеры: длина </text:span><text:bookmark-start text:name="СелезенкаДлина"/><text:span text:style-name="T3"><draw:control text:anchor-type="as-char" svg:y="-0.383cm" draw:z-index="34" draw:style-name="gr6" draw:text-style-name="P22" svg:width="0.888cm" svg:height="0.35cm" draw:control="control34"/></text:span><text:bookmark-end text:name="СелезенкаДлина"/><text:span text:style-name="T3"> (</text:span><text:span text:style-name="T12">мм);</text:span><text:span text:style-name="T3"> ширина </text:span><text:bookmark-start text:name="СелезенкаШирина"/><text:span text:style-name="T3"><draw:control text:anchor-type="as-char" svg:y="-0.383cm" draw:z-index="35" draw:style-name="gr6" draw:text-style-name="P22" svg:width="0.888cm" svg:height="0.35cm" draw:control="control35"/></text:span><text:bookmark-end text:name="СелезенкаШирина"/><text:span text:style-name="T3"> (</text:span><text:span text:style-name="T17">мм);</text:span><text:span text:style-name="T3"> </text:span></text:p>
      <text:p text:style-name="P12"><text:span text:style-name="T3">толщина </text:span><text:bookmark-start text:name="СеоезенкаТолщина"/><text:span text:style-name="T3"><draw:control text:anchor-type="as-char" svg:y="-0.383cm" draw:z-index="36" draw:style-name="gr6" draw:text-style-name="P22" svg:width="0.888cm" svg:height="0.35cm" draw:control="control36"/></text:span><text:bookmark-end text:name="СеоезенкаТолщина"/><text:span text:style-name="T3"> (</text:span><text:span text:style-name="T17">мм),</text:span><text:span text:style-name="T3"> </text:span><text:span text:style-name="T17">площадь </text:span><text:bookmark-start text:name="СелезенкаПлощадь"/><text:span text:style-name="T17"><draw:control text:anchor-type="as-char" svg:y="-0.383cm" draw:z-index="37" draw:style-name="gr6" draw:text-style-name="P22" svg:width="0.888cm" svg:height="0.35cm" draw:control="control37"/></text:span><text:bookmark-end text:name="СелезенкаПлощадь"/><text:span text:style-name="T17"> (мм)</text:span><text:span text:style-name="T3"> </text:span><text:span text:style-name="T14">Эхогенность </text:span><text:bookmark-start text:name="ПолеСоСписком21"/><text:span text:style-name="T14"><text:s/></text:span><text:bookmark-end text:name="ПолеСоСписком21"/><text:span text:style-name="T14"><draw:control text:anchor-type="as-char" svg:y="-0.272cm" draw:z-index="107" draw:style-name="gr7" draw:text-style-name="P23" svg:width="2.823cm" svg:height="0.35cm" draw:control="control107"/></text:span><text:span text:style-name="T3"> </text:span></text:p>
      <text:p text:style-name="P12"><text:span text:style-name="T3">Структура </text:span><text:bookmark-start text:name="ПолеСоСписком22"/><text:span text:style-name="T3"><draw:control text:anchor-type="as-char" svg:y="-0.272cm" draw:z-index="108" draw:style-name="gr7" draw:text-style-name="P23" svg:width="2.216cm" svg:height="0.35cm" draw:control="control108"/></text:span><text:bookmark-end text:name="ПолеСоСписком22"/><text:span text:style-name="T3"> </text:span><text:span text:style-name="T3"><draw:control text:anchor-type="as-char" svg:y="-0.272cm" draw:z-index="116" draw:style-name="gr7" draw:text-style-name="P23" svg:width="5.991cm" svg:height="0.35cm" draw:control="control116"/></text:span><text:bookmark-start text:name="ПолеСоСписком26"/><text:bookmark-end text:name="ПолеСоСписком26"/><text:span text:style-name="T3">. </text:span><text:span text:style-name="T3"><draw:control text:anchor-type="as-char" svg:y="-0.272cm" draw:z-index="117" draw:style-name="gr7" draw:text-style-name="P23" svg:width="5.626cm" svg:height="0.35cm" draw:control="control117"/></text:span><text:bookmark-start text:name="ПолеСоСписком27"/><text:bookmark-start text:name="ПолеСоСписком30"/><text:bookmark-end text:name="ПолеСоСписком30"/><text:span text:style-name="T3"> <text:s/></text:span><text:bookmark-end text:name="ПолеСоСписком27"/><text:span text:style-name="T3"><draw:control text:anchor-type="as-char" svg:y="-0.272cm" draw:z-index="118" draw:style-name="gr7" draw:text-style-name="P23" svg:width="6.684cm" svg:height="0.35cm" draw:control="control118"/></text:span><text:span text:style-name="T3"> Размер </text:span><text:bookmark-start text:name="ТекстовоеПоле80"/><text:span text:style-name="T3"><draw:control text:anchor-type="as-char" svg:y="-0.277cm" draw:z-index="38" draw:style-name="gr6" draw:text-style-name="P22" svg:width="0.888cm" svg:height="0.35cm" draw:control="control38"/></text:span><text:bookmark-end text:name="ТекстовоеПоле80"/><text:span text:style-name="T3"> (мм) Кровоток </text:span><text:span text:style-name="T3"><draw:control text:anchor-type="as-char" svg:y="-0.272cm" draw:z-index="115" draw:style-name="gr7" draw:text-style-name="P23" svg:width="1.137cm" svg:height="0.35cm" draw:control="control115"/></text:span><text:bookmark-start text:name="ПолеСоСписком28"/><text:bookmark-end text:name="ПолеСоСписком28"/><text:span text:style-name="T3"> </text:span><text:bookmark-start text:name="ТекстовоеПоле79"/><text:span text:style-name="T3"><draw:control text:anchor-type="as-char" svg:y="-0.277cm" draw:z-index="39" draw:style-name="gr6" draw:text-style-name="P22" svg:width="0.888cm" svg:height="0.35cm" draw:control="control39"/></text:span><text:bookmark-end text:name="ТекстовоеПоле79"/></text:p>
      <text:p text:style-name="P12"><text:span text:style-name="T3">Диаметр селезеночной вены: в области ворот селезенки </text:span><text:span text:style-name="T3"><draw:control text:anchor-type="as-char" svg:y="-0.272cm" draw:z-index="111" draw:style-name="gr7" draw:text-style-name="P23" svg:width="1.879cm" svg:height="0.35cm" draw:control="control111"/></text:span><text:bookmark-start text:name="ДиамСелезВеныВОблВор"/><text:bookmark-start text:name="ПолеСоСписком29"/><text:bookmark-end text:name="ПолеСоСписком29"/><text:span text:style-name="T3"> </text:span><text:bookmark-end text:name="ДиамСелезВеныВОблВор"/><text:span text:style-name="T3"><draw:control text:anchor-type="as-char" svg:y="-0.277cm" draw:z-index="40" draw:style-name="gr6" draw:text-style-name="P22" svg:width="0.888cm" svg:height="0.35cm" draw:control="control40"/></text:span><text:span text:style-name="T3"> (</text:span><text:span text:style-name="T12">мм);</text:span><text:span text:style-name="T3"> в области тела поджелудочной железы </text:span><text:span text:style-name="T3"><draw:control text:anchor-type="as-char" svg:y="-0.272cm" draw:z-index="112" draw:style-name="gr7" draw:text-style-name="P23" svg:width="1.879cm" svg:height="0.35cm" draw:control="control112"/></text:span><text:span text:style-name="T3"> <text:s/></text:span><text:bookmark-start text:name="ДиамВОбласТелаПЖ"/><text:span text:style-name="T3"><draw:control text:anchor-type="as-char" svg:y="-0.25cm" draw:z-index="41" draw:style-name="gr6" draw:text-style-name="P22" svg:width="0.888cm" svg:height="0.35cm" draw:control="control41"/></text:span><text:bookmark-end text:name="ДиамВОбласТелаПЖ"/><text:span text:style-name="T3"> (</text:span><text:span text:style-name="T12">мм). </text:span></text:p>
      <text:p text:style-name="P12"><text:span text:style-name="T6">Свободная жидкость в брюшной полос</text:span><text:bookmark-start text:name="СвободнаяЖидкостьБрю"/><text:span text:style-name="T6">ти </text:span><text:span text:style-name="T6"><draw:control text:anchor-type="as-char" svg:y="-0.272cm" draw:z-index="113" draw:style-name="gr7" draw:text-style-name="P23" svg:width="2.535cm" svg:height="0.35cm" draw:control="control113"/></text:span><text:bookmark-end text:name="СвободнаяЖидкостьБрю"/><text:span text:style-name="T3"> </text:span><text:span text:style-name="T3"><draw:control text:anchor-type="as-char" svg:y="-0.272cm" draw:z-index="114" draw:style-name="gr7" draw:text-style-name="P23" svg:width="4.021cm" svg:height="0.35cm" draw:control="control114"/></text:span><text:bookmark-start text:name="СвобоЖидкость"/><text:bookmark-end text:name="СвобоЖидкость"/><text:span text:style-name="T3"> </text:span></text:p>
      <text:section text:style-name="Sect1" text:name="Раздел1">
        <text:p text:style-name="P10">Правая почка:</text:p>
        <text:p text:style-name="P12"><text:span text:style-name="T5">расположение:</text:span><text:span text:style-name="T3"> </text:span><text:bookmark-start text:name="ПравПочРаспол"/><text:span text:style-name="T3"><draw:control text:anchor-type="as-char" svg:y="-0.272cm" draw:z-index="78" draw:style-name="gr7" draw:text-style-name="P23" svg:width="1.758cm" svg:height="0.35cm" draw:control="control78"/></text:span><text:bookmark-end text:name="ПравПочРаспол"/></text:p>
        <text:p text:style-name="P12"><text:span text:style-name="T5">дыхательная подвижность:</text:span><text:span text:style-name="T3"> </text:span><text:span text:style-name="T3"><draw:control text:anchor-type="as-char" svg:y="-0.272cm" draw:z-index="79" draw:style-name="gr7" draw:text-style-name="P23" svg:width="1.758cm" svg:height="0.35cm" draw:control="control79"/></text:span><text:bookmark-start text:name="ПравПочДыхПодв"/><text:bookmark-end text:name="ПравПочДыхПодв"/></text:p>
        <text:p text:style-name="P12"><text:span text:style-name="T5">форма:</text:span><text:span text:style-name="T3"> </text:span><text:bookmark-start text:name="ЛевПочФорма"/><text:bookmark-end text:name="ЛевПочФорма"/><text:span text:style-name="T3"><text:s/></text:span><text:span text:style-name="T3"><draw:control text:anchor-type="as-char" svg:y="-0.272cm" draw:z-index="82" draw:style-name="gr7" draw:text-style-name="P23" svg:width="1.758cm" svg:height="0.35cm" draw:control="control82"/></text:span></text:p>
        <text:p text:style-name="P12"><text:span text:style-name="T5">контуры:</text:span><text:span text:style-name="T3"> <text:s/></text:span><text:bookmark-start text:name="ПравПочКонт"/><text:span text:style-name="T3"><draw:control text:anchor-type="as-char" svg:y="-0.272cm" draw:z-index="72" draw:style-name="gr7" draw:text-style-name="P23" svg:width="1.758cm" svg:height="0.35cm" draw:control="control72"/></text:span><text:bookmark-end text:name="ПравПочКонт"/><text:span text:style-name="T3"> </text:span><text:span text:style-name="T3"><draw:control text:anchor-type="as-char" svg:y="-0.272cm" draw:z-index="84" draw:style-name="gr7" draw:text-style-name="P23" svg:width="1.758cm" svg:height="0.35cm" draw:control="control84"/></text:span><text:span text:style-name="T3"> </text:span></text:p>
        <text:p text:style-name="P12"><text:span text:style-name="T5">размеры:</text:span><text:span text:style-name="T3"> </text:span><text:span text:style-name="T3"><draw:control text:anchor-type="as-char" svg:y="-0.277cm" draw:z-index="42" draw:style-name="gr6" draw:text-style-name="P22" svg:width="0.888cm" svg:height="0.35cm" draw:control="control42"/></text:span><text:span text:style-name="T3"> (мм)</text:span></text:p>
        <text:p text:style-name="P12"><text:span text:style-name="T5">толщина паренхимы:</text:span><text:span text:style-name="T3"> </text:span><text:span text:style-name="T3"><draw:control text:anchor-type="as-char" svg:y="-0.295cm" draw:z-index="43" draw:style-name="gr6" draw:text-style-name="P22" svg:width="0.888cm" svg:height="0.35cm" draw:control="control43"/></text:span><text:span text:style-name="T3"> (мм)</text:span></text:p>
        <text:p text:style-name="P11">соотношение паренхимы к</text:p>
        <text:p text:style-name="P12"><text:span text:style-name="T5">почечному синусу:</text:span><text:span text:style-name="T3"> </text:span><text:span text:style-name="T3"><draw:control text:anchor-type="as-char" svg:y="-0.272cm" draw:z-index="85" draw:style-name="gr7" draw:text-style-name="P23" svg:width="0.936cm" svg:height="0.35cm" draw:control="control85"/></text:span><text:bookmark-start text:name="ПравПочСоотнПаренх"/><text:bookmark-end text:name="ПравПочСоотнПаренх"/><text:span text:style-name="T3"> </text:span></text:p>
        <text:p text:style-name="P12"><text:span text:style-name="T5">эхогенность паренхимы:</text:span><text:span text:style-name="T3"> </text:span><text:span text:style-name="T3"><draw:control text:anchor-type="as-char" svg:y="-0.272cm" draw:z-index="87" draw:style-name="gr7" draw:text-style-name="P23" svg:width="1.758cm" svg:height="0.35cm" draw:control="control87"/></text:span><text:bookmark-start text:name="ПравПочЭхогенПарех"/><text:bookmark-end text:name="ПравПочЭхогенПарех"/></text:p>
        <text:p text:style-name="P12"><text:span text:style-name="T5">кортикомедуллярная дифференциация:</text:span><text:span text:style-name="T3"> </text:span><text:span text:style-name="T3"><draw:control text:anchor-type="as-char" svg:y="-0.272cm" draw:z-index="89" draw:style-name="gr7" draw:text-style-name="P23" svg:width="1.758cm" svg:height="0.35cm" draw:control="control89"/></text:span><text:bookmark-start text:name="ПравПочКортимедДиф"/><text:bookmark-end text:name="ПравПочКортимедДиф"/><text:span text:style-name="T5">ЧЛС:</text:span><text:span text:style-name="T3"> </text:span><text:bookmark-start text:name="ПравПочЧЛС"/><text:span text:style-name="T3"><draw:control text:anchor-type="as-char" svg:y="-0.332cm" draw:z-index="74" draw:style-name="gr7" draw:text-style-name="P23" svg:width="2.142cm" svg:height="0.35cm" draw:control="control74"/></text:span><text:bookmark-end text:name="ПравПочЧЛС"/><text:span text:style-name="T3"> </text:span><text:span text:style-name="T3"><draw:control text:anchor-type="as-char" svg:y="-0.272cm" draw:z-index="91" draw:style-name="gr7" draw:text-style-name="P23" svg:width="1.758cm" svg:height="0.35cm" draw:control="control91"/></text:span><text:span text:style-name="T3"> </text:span><text:span text:style-name="T3"><draw:control text:anchor-type="as-char" svg:y="-0.272cm" draw:z-index="93" draw:style-name="gr7" draw:text-style-name="P23" svg:width="1.574cm" svg:height="0.35cm" draw:control="control93"/></text:span><text:span text:style-name="T3"> </text:span><text:bookmark-start text:name="ТекстовоеПоле1"/><text:span text:style-name="T3"><draw:control text:anchor-type="as-char" svg:y="-0.333cm" draw:z-index="44" draw:style-name="gr6" draw:text-style-name="P22" svg:width="0.888cm" svg:height="0.35cm" draw:control="control44"/></text:span><text:bookmark-end text:name="ТекстовоеПоле1"/><text:span text:style-name="T3"> </text:span></text:p>
        <text:p text:style-name="P13"><text:span text:style-name="T6">Левая почка:</text:span><text:span text:style-name="T5"> </text:span><text:span text:style-name="T3"><text:s text:c="13"/></text:span></text:p>
        <text:p text:style-name="P12"><text:span text:style-name="T5">расположение:</text:span><text:span text:style-name="T3"> </text:span><text:span text:style-name="T3"><draw:control text:anchor-type="as-char" svg:y="-0.272cm" draw:z-index="77" draw:style-name="gr7" draw:text-style-name="P23" svg:width="1.758cm" svg:height="0.35cm" draw:control="control77"/></text:span></text:p>
        <text:p text:style-name="P12"><text:span text:style-name="T5">дыхательная подвижность:</text:span><text:span text:style-name="T3"> </text:span><text:span text:style-name="T3"><draw:control text:anchor-type="as-char" svg:y="-0.272cm" draw:z-index="80" draw:style-name="gr7" draw:text-style-name="P23" svg:width="1.758cm" svg:height="0.35cm" draw:control="control80"/></text:span><text:span text:style-name="T3"> </text:span></text:p>
        <text:p text:style-name="P12"><text:span text:style-name="T5">форма:</text:span><text:span text:style-name="T3"> </text:span><text:span text:style-name="T3"><draw:control text:anchor-type="as-char" svg:y="-0.272cm" draw:z-index="81" draw:style-name="gr7" draw:text-style-name="P23" svg:width="1.758cm" svg:height="0.35cm" draw:control="control81"/></text:span><text:span text:style-name="T3"> </text:span></text:p>
        <text:p text:style-name="P12"><text:span text:style-name="T5">контуры: </text:span><text:span text:style-name="T3"><text:s/></text:span><text:span text:style-name="T3"><draw:control text:anchor-type="as-char" svg:y="-0.272cm" draw:z-index="73" draw:style-name="gr7" draw:text-style-name="P23" svg:width="1.758cm" svg:height="0.35cm" draw:control="control73"/></text:span><text:span text:style-name="T3"> <text:s/></text:span><text:span text:style-name="T3"><draw:control text:anchor-type="as-char" svg:y="-0.272cm" draw:z-index="83" draw:style-name="gr7" draw:text-style-name="P23" svg:width="1.758cm" svg:height="0.35cm" draw:control="control83"/></text:span></text:p>
        <text:p text:style-name="P12"><text:span text:style-name="T5">размеры:</text:span><text:span text:style-name="T3"> </text:span><text:span text:style-name="T3"><draw:control text:anchor-type="as-char" svg:y="-0.259cm" draw:z-index="47" draw:style-name="gr6" draw:text-style-name="P22" svg:width="0.888cm" svg:height="0.35cm" draw:control="control47"/></text:span><text:span text:style-name="T3"> (мм) </text:span></text:p>
        <text:p text:style-name="P12"><text:span text:style-name="T5">толщина паренхимы:</text:span><text:span text:style-name="T3"> </text:span><text:span text:style-name="T3"><draw:control text:anchor-type="as-char" svg:y="-0.224cm" draw:z-index="46" draw:style-name="gr6" draw:text-style-name="P22" svg:width="0.888cm" svg:height="0.35cm" draw:control="control46"/></text:span><text:span text:style-name="T3"> (мм) </text:span></text:p>
        <text:p text:style-name="P11">соотношение паренхимы к</text:p>
        <text:p text:style-name="P12"><text:span text:style-name="T5">почечному синусу:</text:span><text:span text:style-name="T3"> </text:span><text:span text:style-name="T3"><draw:control text:anchor-type="as-char" svg:y="-0.272cm" draw:z-index="86" draw:style-name="gr7" draw:text-style-name="P23" svg:width="0.936cm" svg:height="0.35cm" draw:control="control86"/></text:span></text:p>
        <text:p text:style-name="P12"><text:span text:style-name="T5">эхогенность паренхимы:</text:span><text:span text:style-name="T3"> </text:span><text:span text:style-name="T3"><draw:control text:anchor-type="as-char" svg:y="-0.272cm" draw:z-index="88" draw:style-name="gr7" draw:text-style-name="P23" svg:width="1.758cm" svg:height="0.35cm" draw:control="control88"/></text:span></text:p>
        <text:p text:style-name="P12"><text:span text:style-name="T5">кортикомедуллярная дифференциация:</text:span><text:span text:style-name="T3"> </text:span><text:span text:style-name="T3"><draw:control text:anchor-type="as-char" svg:y="-0.272cm" draw:z-index="90" draw:style-name="gr7" draw:text-style-name="P23" svg:width="1.758cm" svg:height="0.35cm" draw:control="control90"/></text:span></text:p>
        <text:p text:style-name="P12"><text:span text:style-name="T5">ЧЛС:</text:span><text:span text:style-name="T3"> </text:span><text:span text:style-name="T3"><draw:control text:anchor-type="as-char" svg:y="-0.272cm" draw:z-index="75" draw:style-name="gr7" draw:text-style-name="P23" svg:width="2.243cm" svg:height="0.35cm" draw:control="control75"/></text:span><text:span text:style-name="T3"> </text:span><text:span text:style-name="T3"><draw:control text:anchor-type="as-char" svg:y="-0.272cm" draw:z-index="92" draw:style-name="gr7" draw:text-style-name="P23" svg:width="1.758cm" svg:height="0.35cm" draw:control="control92"/></text:span><text:span text:style-name="T3"> </text:span><text:span text:style-name="T3"><draw:control text:anchor-type="as-char" svg:y="-0.272cm" draw:z-index="94" draw:style-name="gr7" draw:text-style-name="P23" svg:width="1.574cm" svg:height="0.35cm" draw:control="control94"/></text:span><text:span text:style-name="T3"> </text:span><text:span text:style-name="T3"><draw:control text:anchor-type="as-char" svg:y="-0.259cm" draw:z-index="45" draw:style-name="gr6" draw:text-style-name="P22" svg:width="0.888cm" svg:height="0.38cm" draw:control="control45"/></text:span><text:span text:style-name="T3"> </text:span></text:p>
      </text:section>
      <text:p text:style-name="P16"><text:span text:style-name="T20">В паренхиме </text:span><text:span text:style-name="T20"><draw:control text:anchor-type="as-char" svg:y="-0.295cm" draw:z-index="48" draw:style-name="gr6" draw:text-style-name="P22" svg:width="0.888cm" svg:height="0.35cm" draw:control="control48"/></text:span></text:p>
      <text:p text:style-name="P16"><text:span text:style-name="T20">Конкременты <text:s/></text:span><text:bookmark-start text:name="Конкременты"/><text:span text:style-name="T20"><draw:control text:anchor-type="as-char" svg:y="-0.272cm" draw:z-index="95" draw:style-name="gr7" draw:text-style-name="P23" svg:width="2.539cm" svg:height="0.35cm" draw:control="control95"/></text:span><text:bookmark-end text:name="Конкременты"/><text:span text:style-name="T20"> <text:s/></text:span><text:span text:style-name="T20"><draw:control text:anchor-type="as-char" svg:y="-0.27cm" draw:z-index="49" draw:style-name="gr6" draw:text-style-name="P22" svg:width="0.888cm" svg:height="0.35cm" draw:control="control49"/></text:span></text:p>
      <text:p text:style-name="P16"><text:span text:style-name="T7">Мочевой пузырь:</text:span><text:span text:style-name="T9"> </text:span><text:bookmark-start text:name="МочевПуз1"/><text:span text:style-name="T8">размеры:</text:span><text:span text:style-name="T9"> </text:span><text:bookmark-start text:name="МочевПузРазмер"/><text:span text:style-name="T9"><draw:control text:anchor-type="as-char" svg:y="-0.277cm" draw:z-index="50" draw:style-name="gr6" draw:text-style-name="P22" svg:width="0.888cm" svg:height="0.35cm" draw:control="control50"/></text:span><text:bookmark-end text:name="МочевПузРазмер"/><text:span text:style-name="T9"> (мм)</text:span><text:bookmark-end text:name="МочевПуз1"/><text:span text:style-name="T9">.</text:span><text:span text:style-name="T8">наполнение: </text:span><text:span text:style-name="T8"><draw:control text:anchor-type="as-char" svg:y="-0.272cm" draw:z-index="96" draw:style-name="gr7" draw:text-style-name="P23" svg:width="2.447cm" svg:height="0.35cm" draw:control="control96"/></text:span><text:bookmark-start text:name="МочПузНаполн"/><text:bookmark-end text:name="МочПузНаполн"/><text:span text:style-name="T9"> </text:span><text:span text:style-name="T8">объем до микции:</text:span><text:span text:style-name="T9"> </text:span><text:bookmark-start text:name="МочПузОбъдоМикц"/><text:span text:style-name="T9"><text:s/></text:span><text:bookmark-end text:name="МочПузОбъдоМикц"/><text:span text:style-name="T9"><draw:control text:anchor-type="as-char" svg:y="-0.33cm" draw:z-index="51" draw:style-name="gr6" draw:text-style-name="P22" svg:width="0.888cm" svg:height="0.35cm" draw:control="control51"/></text:span><text:span text:style-name="T9"> (см³) , </text:span></text:p>
      <text:p text:style-name="P16"><text:span text:style-name="T8">стенки</text:span><text:span text:style-name="T9">: </text:span><text:bookmark-start text:name="МочевПузСтен1"/><text:span text:style-name="T9"><draw:control text:anchor-type="as-char" svg:y="-0.295cm" draw:z-index="54" draw:style-name="gr6" draw:text-style-name="P22" svg:width="0.888cm" svg:height="0.35cm" draw:control="control54"/></text:span><text:bookmark-end text:name="МочевПузСтен1"/><text:span text:style-name="T9">(мм) </text:span><text:bookmark-start text:name="МочевПузСтен2"/><text:span text:style-name="T9"><draw:control text:anchor-type="as-char" svg:y="-0.272cm" draw:z-index="97" draw:style-name="gr7" draw:text-style-name="P23" svg:width="2.2cm" svg:height="0.35cm" draw:control="control97"/></text:span><text:bookmark-end text:name="МочевПузСтен2"/><text:span text:style-name="T9"> </text:span><text:span text:style-name="T8">содержимое</text:span><text:span text:style-name="T9">: </text:span><text:span text:style-name="T9"><draw:control text:anchor-type="as-char" svg:y="-0.272cm" draw:z-index="98" draw:style-name="gr7" draw:text-style-name="P23" svg:width="2.34cm" svg:height="0.35cm" draw:control="control98"/></text:span><text:bookmark-start text:name="МочевПузСодерж"/><text:bookmark-end text:name="МочевПузСодерж"/><text:span text:style-name="T9"> </text:span><text:span text:style-name="T9"><draw:control text:anchor-type="as-char" svg:y="-0.383cm" draw:z-index="53" draw:style-name="gr6" draw:text-style-name="P22" svg:width="0.888cm" svg:height="0.35cm" draw:control="control53"/></text:span><text:span text:style-name="T9"> </text:span><text:span text:style-name="T8">объем после микции:</text:span><text:span text:style-name="T9"> </text:span><text:bookmark-start text:name="МочевПузОбъПослМикц"/><text:span text:style-name="T9"><draw:control text:anchor-type="as-char" svg:y="-0.259cm" draw:z-index="52" draw:style-name="gr6" draw:text-style-name="P22" svg:width="0.888cm" svg:height="0.35cm" draw:control="control52"/></text:span><text:bookmark-end text:name="МочевПузОбъПослМикц"/><text:span text:style-name="T9"> (см³).</text:span></text:p>
      <text:p text:style-name="P16"><text:span text:style-name="T10">Лимфоузлы </text:span><text:span text:style-name="T9"><text:s/></text:span><text:span text:style-name="T9"><draw:control text:anchor-type="as-char" svg:y="-0.272cm" draw:z-index="119" draw:style-name="gr7" draw:text-style-name="P23" svg:width="6.067cm" svg:height="0.35cm" draw:control="control119"/></text:span><text:bookmark-start text:name="Лимфоузлы"/><text:bookmark-end text:name="Лимфоузлы"/><text:span text:style-name="T9"> </text:span><text:bookmark-start text:name="ЛимфоузлыТекст"/><text:span text:style-name="T9"><draw:control text:anchor-type="as-char" svg:y="-0.242cm" draw:z-index="55" draw:style-name="gr6" draw:text-style-name="P22" svg:width="0.888cm" svg:height="0.35cm" draw:control="control55"/></text:span><text:bookmark-end text:name="ЛимфоузлыТекст"/></text:p>
      <text:p text:style-name="P12"><text:span text:style-name="T6">Надпочечники: </text:span><text:span text:style-name="T6"><draw:control text:anchor-type="as-char" svg:y="-0.272cm" draw:z-index="99" draw:style-name="gr7" draw:text-style-name="P23" svg:width="6.465cm" svg:height="0.35cm" draw:control="control99"/></text:span><text:bookmark-start text:name="Надпочеч"/><text:bookmark-end text:name="Надпочеч"/><text:span text:style-name="T3"> <text:s/>справа </text:span><text:bookmark-start text:name="ТекстовоеПоле2"/><text:span text:style-name="T3"><draw:control text:anchor-type="as-char" svg:y="-0.295cm" draw:z-index="57" draw:style-name="gr6" draw:text-style-name="P22" svg:width="0.888cm" svg:height="0.35cm" draw:control="control57"/></text:span><text:bookmark-end text:name="ТекстовоеПоле2"/><text:span text:style-name="T3"> (мм) слева </text:span><text:bookmark-start text:name="ТекстовоеПоле3"/><text:span text:style-name="T3"><draw:control text:anchor-type="as-char" svg:y="-0.224cm" draw:z-index="56" draw:style-name="gr6" draw:text-style-name="P22" svg:width="0.888cm" svg:height="0.35cm" draw:control="control56"/></text:span><text:bookmark-end text:name="ТекстовоеПоле3"/><text:span text:style-name="T3"> (мм) </text:span></text:p>
      <text:p text:style-name="P12"><text:span text:style-name="T5">контуры: </text:span><text:bookmark-start text:name="НадпочКонтур"/><text:span text:style-name="T5"><draw:control text:anchor-type="as-char" svg:y="-0.272cm" draw:z-index="76" draw:style-name="gr7" draw:text-style-name="P23" svg:width="1.758cm" svg:height="0.35cm" draw:control="control76"/></text:span><text:bookmark-end text:name="НадпочКонтур"/><text:span text:style-name="T3"> </text:span><text:span text:style-name="T3"><draw:control text:anchor-type="as-char" svg:y="-0.272cm" draw:z-index="100" draw:style-name="gr7" draw:text-style-name="P23" svg:width="1.758cm" svg:height="0.35cm" draw:control="control100"/></text:span><text:bookmark-start text:name="НапочечКонтуры"/><text:bookmark-end text:name="НапочечКонтуры"/><text:span text:style-name="T3"> </text:span><text:span text:style-name="T5">структура: </text:span><text:span text:style-name="T5"><draw:control text:anchor-type="as-char" svg:y="-0.272cm" draw:z-index="101" draw:style-name="gr7" draw:text-style-name="P23" svg:width="2.823cm" svg:height="0.35cm" draw:control="control101"/></text:span><text:span text:style-name="T3"> </text:span><text:span text:style-name="T3"><draw:control text:anchor-type="as-char" svg:y="-0.272cm" draw:z-index="58" draw:style-name="gr6" draw:text-style-name="P22" svg:width="0.888cm" svg:height="0.35cm" draw:control="control58"/></text:span></text:p>
      <text:p text:style-name="P3"><text:span text:style-name="T4"/></text:p>
      <text:p text:style-name="P7"><draw:control text:anchor-type="paragraph" draw:z-index="11" draw:style-name="gr3" draw:text-style-name="P20" svg:width="14.87cm" svg:height="1.186cm" svg:x="2.133cm" svg:y="0.111cm" draw:control="control11"/><text:span text:style-name="T19">Заключение: </text:span></text:p>
      <text:p text:style-name="P8"/>
      <text:p text:style-name="P8"/>
      <text:p text:style-name="P8">Врач: <draw:control text:anchor-type="as-char" draw:z-index="139" draw:style-name="gr5" draw:text-style-name="P19" svg:width="4.67cm" svg:height="0.421cm" draw:control="control139"/><draw:control text:anchor-type="paragraph" draw:z-index="9" draw:style-name="gr4" draw:text-style-name="P19" svg:width="0cm" svg:height="0cm" svg:x="0cm" svg:y="0cm" draw:control="control9"/></text:p>
      <text:p text:style-name="P9">Медицинский регистратор: <draw:control text:anchor-type="as-char" draw:z-index="10" draw:style-name="gr5" draw:text-style-name="P19" svg:width="4.67cm" svg:height="0.421cm" draw:control="control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SimSun" style:font-size-asian="10pt" style:language-asian="zh" style:country-asian="CN" style:font-name-complex="Courier New" style:font-size-complex="10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29cm" fo:margin-bottom="1.2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2T16:54:16.14</dc:date>
    <dc:creator>Дмитрий Деренок</dc:creator>
    <meta:editing-duration>PT14H35M50S</meta:editing-duration>
    <meta:editing-cycles>37</meta:editing-cycles>
    <meta:generator>OpenOffice.org/3.2$Win32 OpenOffice.org_project/320m12$Build-9483</meta:generator>
    <meta:document-statistic meta:table-count="1" meta:image-count="1" meta:object-count="0" meta:page-count="1" meta:paragraph-count="57" meta:word-count="225" meta:character-count="2065"/>
  </office:meta>
</office:document-meta>
</file>